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9.4602in" svg:height="5.3213in" svg:x="0in" svg:y="1.2799in">
            <draw:object draw:notify-on-update-of-ranges="All.A2:All.A7 All.B1:All.B1 All.B2:All.B7 All.C1:All.C1 All.C2:All.C7 All.D1:All.D1 All.D2:All.D7 All.E1:All.E1 All.E2:All.E7 All.F1:All.F1 All.F2:All.F7 All.G1:All.G1 All.G2:All.G7 All.H1:All.H1 All.H2:All.H7 All.I1:All.I1 All.I2:All.I7 All.J1:All.J1 All.J2:All.J7 All.K1:All.K1 All.K2:All.K7 All.L1:All.L1 All.L2:All.L7 All.M1:All.M1 All.M2:All.M7 All.N1:All.N1 All.N2:All.N7 All.O1:All.O1 All.O2:All.O7 All.P1:All.P1 All.P2:All.P7 All.Q1:All.Q1 All.Q2:All.Q7 All.R1:All.R1 All.R2:All.R7 All.S1:All.S1 All.S2:All.S7 All.T1:All.T1 All.T2:All.T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U+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+</text:p>
          </table:table-cell>
          <table:table-cell office:value-type="float" office:value="0.407407407407407" calcext:value-type="float">
            <text:p>0.4074074074074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439024390243902" calcext:value-type="float">
            <text:p>0.439024390243902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0.6" calcext:value-type="float">
            <text:p>0.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804878048780488" calcext:value-type="float">
            <text:p>0.80487804878048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551724137931034" calcext:value-type="float">
            <text:p>0.551724137931034</text:p>
          </table:table-cell>
        </table:table-row>
        <table:table-row table:style-name="ro1">
          <table:table-cell office:value-type="string" calcext:value-type="string">
            <text:p>RU+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72093023255814" calcext:value-type="float">
            <text:p>0.72093023255814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0.542857142857143" calcext:value-type="float">
            <text:p>0.542857142857143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4" calcext:value-type="float">
            <text:p>0.54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0.542857142857143" calcext:value-type="float">
            <text:p>0.54285714285714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16666666666667" calcext:value-type="float">
            <text:p>0.51666666666666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707317073170732" calcext:value-type="float">
            <text:p>0.707317073170732</text:p>
          </table:table-cell>
          <table:table-cell office:value-type="float" office:value="0.435483870967742" calcext:value-type="float">
            <text:p>0.435483870967742</text:p>
          </table:table-cell>
          <table:table-cell office:value-type="float" office:value="0.436781609195402" calcext:value-type="float">
            <text:p>0.436781609195402</text:p>
          </table:table-cell>
        </table:table-row>
        <table:table-row table:style-name="ro1">
          <table:table-cell office:value-type="string" calcext:value-type="string">
            <text:p>UU+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375" calcext:value-type="float">
            <text:p>0.375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4" calcext:value-type="float">
            <text:p>0.44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4" calcext:value-type="float">
            <text:p>0.4</text:p>
          </table:table-cell>
          <table:table-cell office:value-type="float" office:value="0.294117647058823" calcext:value-type="float">
            <text:p>0.294117647058823</text:p>
          </table:table-cell>
          <table:table-cell office:value-type="float" office:value="0.0882352941176471" calcext:value-type="float">
            <text:p>0.0882352941176471</text:p>
          </table:table-cell>
          <table:table-cell office:value-type="float" office:value="0.407407407407407" calcext:value-type="float">
            <text:p>0.407407407407407</text:p>
          </table:table-cell>
          <table:table-cell office:value-type="float" office:value="0.383333333333333" calcext:value-type="float">
            <text:p>0.383333333333333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536585365853659" calcext:value-type="float">
            <text:p>0.536585365853659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0.317241379310345" calcext:value-type="float">
            <text:p>0.317241379310345</text:p>
          </table:table-cell>
        </table:table-row>
        <table:table-row table:style-name="ro1">
          <table:table-cell office:value-type="string" calcext:value-type="string">
            <text:p>OU+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" calcext:value-type="float">
            <text:p>0.3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0731707317073171" calcext:value-type="float">
            <text:p>0.0731707317073171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0294117647058823" calcext:value-type="float">
            <text:p>0.0294117647058823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365853658536585" calcext:value-type="float">
            <text:p>0.365853658536585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211494252873563" calcext:value-type="float">
            <text:p>0.211494252873563</text:p>
          </table:table-cell>
        </table:table-row>
        <table:table-row table:style-name="ro1">
          <table:table-cell office:value-type="string" calcext:value-type="string">
            <text:p>Ubers+</text:p>
          </table:table-cell>
          <table:table-cell office:value-type="float" office:value="0.0740740740740741" calcext:value-type="float">
            <text:p>0.074074074074074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48837209302326" calcext:value-type="float">
            <text:p>0.348837209302326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0.0740740740740741" calcext:value-type="float">
            <text:p>0.074074074074074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0.0483870967741936" calcext:value-type="float">
            <text:p>0.0483870967741936</text:p>
          </table:table-cell>
          <table:table-cell office:value-type="float" office:value="0.096551724137931" calcext:value-type="float">
            <text:p>0.096551724137931</text:p>
          </table:table-cell>
        </table:table-row>
      </table:table>
      <table:table table:name="No Restricted" table:style-name="ta1">
        <table:shapes>
          <draw:frame draw:z-index="0" draw:style-name="gr1" draw:text-style-name="P1" svg:width="9.4602in" svg:height="5.3213in" svg:x="0in" svg:y="1.2835in">
            <draw:object draw:notify-on-update-of-ranges="'No Restricted'.A2:'No Restricted'.A7 'No Restricted'.B1:'No Restricted'.B1 'No Restricted'.B2:'No Restricted'.B7 'No Restricted'.C1:'No Restricted'.C1 'No Restricted'.C2:'No Restricted'.C7 'No Restricted'.D1:'No Restricted'.D1 'No Restricted'.D2:'No Restricted'.D7 'No Restricted'.E1:'No Restricted'.E1 'No Restricted'.E2:'No Restricted'.E7 'No Restricted'.F1:'No Restricted'.F1 'No Restricted'.F2:'No Restricted'.F7 'No Restricted'.G1:'No Restricted'.G1 'No Restricted'.G2:'No Restricted'.G7 'No Restricted'.H1:'No Restricted'.H1 'No Restricted'.H2:'No Restricted'.H7 'No Restricted'.I1:'No Restricted'.I1 'No Restricted'.I2:'No Restricted'.I7 'No Restricted'.J1:'No Restricted'.J1 'No Restricted'.J2:'No Restricted'.J7 'No Restricted'.K1:'No Restricted'.K1 'No Restricted'.K2:'No Restricted'.K7 'No Restricted'.L1:'No Restricted'.L1 'No Restricted'.L2:'No Restricted'.L7 'No Restricted'.M1:'No Restricted'.M1 'No Restricted'.M2:'No Restricted'.M7 'No Restricted'.N1:'No Restricted'.N1 'No Restricted'.N2:'No Restricted'.N7 'No Restricted'.O1:'No Restricted'.O1 'No Restricted'.O2:'No Restricted'.O7 'No Restricted'.P1:'No Restricted'.P1 'No Restricted'.P2:'No Restricted'.P7 'No Restricted'.Q1:'No Restricted'.Q1 'No Restricted'.Q2:'No Restricted'.Q7 'No Restricted'.R1:'No Restricted'.R1 'No Restricted'.R2:'No Restricted'.R7 'No Restricted'.S1:'No Restricted'.S1 'No Restricted'.S2:'No Restricted'.S7 'No Restricted'.T1:'No Restricted'.T1 'No Restricted'.T2:'No Restricted'.T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+</text:p>
          </table:table-cell>
          <table:table-cell office:value-type="float" office:value="0.407407407407407" calcext:value-type="float">
            <text:p>0.407407407407407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419354838709677" calcext:value-type="float">
            <text:p>0.419354838709677</text:p>
          </table:table-cell>
          <table:table-cell office:value-type="float" office:value="0.45" calcext:value-type="float">
            <text:p>0.45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3" calcext:value-type="float">
            <text:p>0.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54" calcext:value-type="float">
            <text:p>0.5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517412935323383" calcext:value-type="float">
            <text:p>0.517412935323383</text:p>
          </table:table-cell>
        </table:table-row>
        <table:table-row table:style-name="ro1">
          <table:table-cell office:value-type="string" calcext:value-type="string">
            <text:p>NUBL+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25" calcext:value-type="float">
            <text:p>0.25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44" calcext:value-type="float">
            <text:p>0.44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93034825870647" calcext:value-type="float">
            <text:p>0.393034825870647</text:p>
          </table:table-cell>
        </table:table-row>
        <table:table-row table:style-name="ro1">
          <table:table-cell office:value-type="string" calcext:value-type="string">
            <text:p>RUBL+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354838709677419" calcext:value-type="float">
            <text:p>0.354838709677419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2" calcext:value-type="float">
            <text:p>0.2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2" calcext:value-type="float">
            <text:p>0.2</text:p>
          </table:table-cell>
          <table:table-cell office:value-type="float" office:value="0.0882352941176471" calcext:value-type="float">
            <text:p>0.0882352941176471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28" calcext:value-type="float">
            <text:p>0.2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63681592039801" calcext:value-type="float">
            <text:p>0.263681592039801</text:p>
          </table:table-cell>
        </table:table-row>
        <table:table-row table:style-name="ro1">
          <table:table-cell office:value-type="string" calcext:value-type="string">
            <text:p>UUBL+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7741935483871" calcext:value-type="float">
            <text:p>0.096774193548387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294117647058823" calcext:value-type="float">
            <text:p>0.029411764705882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6" calcext:value-type="float">
            <text:p>0.16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154228855721393" calcext:value-type="float">
            <text:p>0.154228855721393</text:p>
          </table:table-cell>
        </table:table-row>
        <table:table-row table:style-name="ro1">
          <table:table-cell office:value-type="string" calcext:value-type="string">
            <text:p>Ubers+</text:p>
          </table:table-cell>
          <table:table-cell office:value-type="float" office:value="0.0740740740740741" calcext:value-type="float">
            <text:p>0.0740740740740741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689655172413793" calcext:value-type="float">
            <text:p>0.0689655172413793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882352941176471" calcext:value-type="float">
            <text:p>0.088235294117647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217391304347826" calcext:value-type="float">
            <text:p>0.0217391304347826</text:p>
          </table:table-cell>
          <table:table-cell office:value-type="float" office:value="0.0645161290322581" calcext:value-type="float">
            <text:p>0.06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385" calcext:value-type="float">
            <text:p>0.0384615384615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555555555556" calcext:value-type="float">
            <text:p>0.0555555555555556</text:p>
          </table:table-cell>
          <table:table-cell office:value-type="float" office:value="0.0166666666666667" calcext:value-type="float">
            <text:p>0.0166666666666667</text:p>
          </table:table-cell>
          <table:table-cell office:value-type="float" office:value="0.0298507462686567" calcext:value-type="float">
            <text:p>0.0298507462686567</text:p>
          </table:table-cell>
        </table:table-row>
      </table:table>
      <table:table table:name="No Special" table:style-name="ta1">
        <table:shapes>
          <draw:frame draw:z-index="0" draw:style-name="gr1" draw:text-style-name="P1" svg:width="9.4602in" svg:height="5.3213in" svg:x="0in" svg:y="1.3299in">
            <draw:object draw:notify-on-update-of-ranges="'No Special'.A2:'No Special'.A7 'No Special'.B1:'No Special'.B1 'No Special'.B2:'No Special'.B7 'No Special'.C1:'No Special'.C1 'No Special'.C2:'No Special'.C7 'No Special'.D1:'No Special'.D1 'No Special'.D2:'No Special'.D7 'No Special'.E1:'No Special'.E1 'No Special'.E2:'No Special'.E7 'No Special'.F1:'No Special'.F1 'No Special'.F2:'No Special'.F7 'No Special'.G1:'No Special'.G1 'No Special'.G2:'No Special'.G7 'No Special'.H1:'No Special'.H1 'No Special'.H2:'No Special'.H7 'No Special'.I1:'No Special'.I1 'No Special'.I2:'No Special'.I7 'No Special'.J1:'No Special'.J1 'No Special'.J2:'No Special'.J7 'No Special'.K1:'No Special'.K1 'No Special'.K2:'No Special'.K7 'No Special'.L1:'No Special'.L1 'No Special'.L2:'No Special'.L7 'No Special'.M1:'No Special'.M1 'No Special'.M2:'No Special'.M7 'No Special'.N1:'No Special'.N1 'No Special'.N2:'No Special'.N7 'No Special'.O1:'No Special'.O1 'No Special'.O2:'No Special'.O7 'No Special'.P1:'No Special'.P1 'No Special'.P2:'No Special'.P7 'No Special'.Q1:'No Special'.Q1 'No Special'.Q2:'No Special'.Q7 'No Special'.R1:'No Special'.R1 'No Special'.R2:'No Special'.R7 'No Special'.S1:'No Special'.S1 'No Special'.S2:'No Special'.S7 'No Special'.T1:'No Special'.T1 'No Special'.T2:'No Special'.T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U+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+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608695652173913" calcext:value-type="float">
            <text:p>0.608695652173913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346153846153846" calcext:value-type="float">
            <text:p>0.3461538461538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475155279503106" calcext:value-type="float">
            <text:p>0.475155279503106</text:p>
          </table:table-cell>
        </table:table-row>
        <table:table-row table:style-name="ro1">
          <table:table-cell office:value-type="string" calcext:value-type="string">
            <text:p>RU+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78260869565217" calcext:value-type="float">
            <text:p>0.47826086956521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464285714285714" calcext:value-type="float">
            <text:p>0.464285714285714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6" calcext:value-type="float">
            <text:p>0.6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335403726708075" calcext:value-type="float">
            <text:p>0.335403726708075</text:p>
          </table:table-cell>
        </table:table-row>
        <table:table-row table:style-name="ro1">
          <table:table-cell office:value-type="string" calcext:value-type="string">
            <text:p>UU+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2" calcext:value-type="float">
            <text:p>0.2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25" calcext:value-type="float">
            <text:p>0.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189189189189189" calcext:value-type="float">
            <text:p>0.189189189189189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36" calcext:value-type="float">
            <text:p>0.3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01863354037267" calcext:value-type="float">
            <text:p>0.201863354037267</text:p>
          </table:table-cell>
        </table:table-row>
        <table:table-row table:style-name="ro1">
          <table:table-cell office:value-type="string" calcext:value-type="string">
            <text:p>OU+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73913043478261" calcext:value-type="float">
            <text:p>0.17391304347826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0810810810810811" calcext:value-type="float">
            <text:p>0.0810810810810811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2" calcext:value-type="float">
            <text:p>0.2</text:p>
          </table:table-cell>
          <table:table-cell office:value-type="float" office:value="0.0925925925925926" calcext:value-type="float">
            <text:p>0.0925925925925926</text:p>
          </table:table-cell>
          <table:table-cell office:value-type="float" office:value="0.0993788819875776" calcext:value-type="float">
            <text:p>0.0993788819875776</text:p>
          </table:table-cell>
        </table:table-row>
        <table:table-row table:style-name="ro1">
          <table:table-cell office:value-type="string" calcext:value-type="string">
            <text:p>Ubers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782608695652" calcext:value-type="float">
            <text:p>0.0434782608695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9565217391304" calcext:value-type="float">
            <text:p>0.0869565217391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69230769230769" calcext:value-type="float">
            <text:p>0.07692307692307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85185185185185" calcext:value-type="float">
            <text:p>0.0185185185185185</text:p>
          </table:table-cell>
          <table:table-cell office:value-type="float" office:value="0.0124223602484472" calcext:value-type="float">
            <text:p>0.0124223602484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 style:data-style-name="N2" text:time-value="15:36:31.3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5:41:19.832000000</dc:date>
    <meta:editing-duration>PT1H50M53S</meta:editing-duration>
    <meta:editing-cycles>10</meta:editing-cycles>
    <meta:generator>LibreOffice/7.2.0.4$Windows_X86_64 LibreOffice_project/9a9c6381e3f7a62afc1329bd359cc48accb6435b</meta:generator>
    <meta:document-statistic meta:table-count="3" meta:cell-count="41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a8b820" draw:fill-color="#a8b8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05848" draw:fill-color="#705848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038f8" draw:fill-color="#7038f8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8d030" draw:fill-color="#f8d03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e99ac" draw:fill-color="#ee99a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c03028" draw:fill-color="#c0302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08030" draw:fill-color="#f0803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890f0" draw:fill-color="#a890f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705898" draw:fill-color="#705898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8c850" draw:fill-color="#78c85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0c068" draw:fill-color="#e0c068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98d8d8" draw:fill-color="#98d8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a8a878" draw:fill-color="#a8a878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040a0" draw:fill-color="#a040a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85888" draw:fill-color="#f85888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a038" draw:fill-color="#b8a038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8b8d0" draw:fill-color="#b8b8d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890f0" draw:fill-color="#6890f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4.03cm" svg:height="13.517cm" xlink:href=".." xlink:type="simple" chart:class="chart:line" chart:style-name="ch1">
        <chart:legend chart:legend-position="end" svg:x="20.651cm" svg:y="2.053cm" style:legend-expansion="high" chart:style-name="ch2"/>
        <chart:plot-area chart:style-name="ch3" table:cell-range-address="All.A1:All.T7" chart:data-source-has-labels="both" svg:x="0.48cm" svg:y="0.27cm" svg:width="19.691cm" svg:height="12.977cm">
          <chart:coordinate-region svg:x="1.225cm" svg:y="0.466cm" svg:width="18.371cm" svg:height="12.142cm"/>
          <chart:axis chart:dimension="x" chart:name="primary-x" chart:style-name="ch4" chartooo:axis-type="auto">
            <chartooo:date-scale/>
            <chart:categories table:cell-range-address="All.A2:All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7" chart:label-cell-address="All.B1:All.B1" chart:class="chart:line">
            <chart:data-point chart:repeated="6"/>
          </chart:series>
          <chart:series chart:style-name="ch7" chart:values-cell-range-address="All.C2:All.C7" chart:label-cell-address="All.C1:All.C1" chart:class="chart:line">
            <chart:data-point chart:repeated="6"/>
          </chart:series>
          <chart:series chart:style-name="ch8" chart:values-cell-range-address="All.D2:All.D7" chart:label-cell-address="All.D1:All.D1" chart:class="chart:line">
            <chart:data-point chart:repeated="6"/>
          </chart:series>
          <chart:series chart:style-name="ch9" chart:values-cell-range-address="All.E2:All.E7" chart:label-cell-address="All.E1:All.E1" chart:class="chart:line">
            <chart:data-point chart:repeated="6"/>
          </chart:series>
          <chart:series chart:style-name="ch10" chart:values-cell-range-address="All.F2:All.F7" chart:label-cell-address="All.F1:All.F1" chart:class="chart:line">
            <chart:data-point chart:repeated="6"/>
          </chart:series>
          <chart:series chart:style-name="ch11" chart:values-cell-range-address="All.G2:All.G7" chart:label-cell-address="All.G1:All.G1" chart:class="chart:line">
            <chart:data-point chart:repeated="6"/>
          </chart:series>
          <chart:series chart:style-name="ch12" chart:values-cell-range-address="All.H2:All.H7" chart:label-cell-address="All.H1:All.H1" chart:class="chart:line">
            <chart:data-point chart:repeated="6"/>
          </chart:series>
          <chart:series chart:style-name="ch13" chart:values-cell-range-address="All.I2:All.I7" chart:label-cell-address="All.I1:All.I1" chart:class="chart:line">
            <chart:data-point chart:repeated="6"/>
          </chart:series>
          <chart:series chart:style-name="ch14" chart:values-cell-range-address="All.J2:All.J7" chart:label-cell-address="All.J1:All.J1" chart:class="chart:line">
            <chart:data-point chart:repeated="6"/>
          </chart:series>
          <chart:series chart:style-name="ch15" chart:values-cell-range-address="All.K2:All.K7" chart:label-cell-address="All.K1:All.K1" chart:class="chart:line">
            <chart:data-point chart:repeated="6"/>
          </chart:series>
          <chart:series chart:style-name="ch16" chart:values-cell-range-address="All.L2:All.L7" chart:label-cell-address="All.L1:All.L1" chart:class="chart:line">
            <chart:data-point chart:repeated="6"/>
          </chart:series>
          <chart:series chart:style-name="ch17" chart:values-cell-range-address="All.M2:All.M7" chart:label-cell-address="All.M1:All.M1" chart:class="chart:line">
            <chart:data-point chart:repeated="6"/>
          </chart:series>
          <chart:series chart:style-name="ch18" chart:values-cell-range-address="All.N2:All.N7" chart:label-cell-address="All.N1:All.N1" chart:class="chart:line">
            <chart:data-point chart:repeated="6"/>
          </chart:series>
          <chart:series chart:style-name="ch19" chart:values-cell-range-address="All.O2:All.O7" chart:label-cell-address="All.O1:All.O1" chart:class="chart:line">
            <chart:data-point chart:repeated="6"/>
          </chart:series>
          <chart:series chart:style-name="ch20" chart:values-cell-range-address="All.P2:All.P7" chart:label-cell-address="All.P1:All.P1" chart:class="chart:line">
            <chart:data-point chart:repeated="6"/>
          </chart:series>
          <chart:series chart:style-name="ch21" chart:values-cell-range-address="All.Q2:All.Q7" chart:label-cell-address="All.Q1:All.Q1" chart:class="chart:line">
            <chart:data-point chart:repeated="6"/>
          </chart:series>
          <chart:series chart:style-name="ch22" chart:values-cell-range-address="All.R2:All.R7" chart:label-cell-address="All.R1:All.R1" chart:class="chart:line">
            <chart:data-point chart:repeated="6"/>
          </chart:series>
          <chart:series chart:style-name="ch23" chart:values-cell-range-address="All.S2:All.S7" chart:label-cell-address="All.S1:All.S1" chart:class="chart:line">
            <chart:data-point chart:repeated="6"/>
          </chart:series>
          <chart:series chart:style-name="ch24" chart:values-cell-range-address="All.T2:All.T7" chart:label-cell-address="All.T1:All.T1" chart:class="chart:line">
            <chart:data-point chart:repeated="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</text:p>
                <draw:g>
                  <svg:desc>All.B1:All.B1</svg:desc>
                </draw:g>
              </table:table-cell>
              <table:table-cell office:value-type="string">
                <text:p>Dark</text:p>
                <draw:g>
                  <svg:desc>All.C1:All.C1</svg:desc>
                </draw:g>
              </table:table-cell>
              <table:table-cell office:value-type="string">
                <text:p>Dragon</text:p>
                <draw:g>
                  <svg:desc>All.D1:All.D1</svg:desc>
                </draw:g>
              </table:table-cell>
              <table:table-cell office:value-type="string">
                <text:p>Electric</text:p>
                <draw:g>
                  <svg:desc>All.E1:All.E1</svg:desc>
                </draw:g>
              </table:table-cell>
              <table:table-cell office:value-type="string">
                <text:p>Fairy</text:p>
                <draw:g>
                  <svg:desc>All.F1:All.F1</svg:desc>
                </draw:g>
              </table:table-cell>
              <table:table-cell office:value-type="string">
                <text:p>Fighting</text:p>
                <draw:g>
                  <svg:desc>All.G1:All.G1</svg:desc>
                </draw:g>
              </table:table-cell>
              <table:table-cell office:value-type="string">
                <text:p>Fire</text:p>
                <draw:g>
                  <svg:desc>All.H1:All.H1</svg:desc>
                </draw:g>
              </table:table-cell>
              <table:table-cell office:value-type="string">
                <text:p>Flying</text:p>
                <draw:g>
                  <svg:desc>All.I1:All.I1</svg:desc>
                </draw:g>
              </table:table-cell>
              <table:table-cell office:value-type="string">
                <text:p>Ghost</text:p>
                <draw:g>
                  <svg:desc>All.J1:All.J1</svg:desc>
                </draw:g>
              </table:table-cell>
              <table:table-cell office:value-type="string">
                <text:p>Grass</text:p>
                <draw:g>
                  <svg:desc>All.K1:All.K1</svg:desc>
                </draw:g>
              </table:table-cell>
              <table:table-cell office:value-type="string">
                <text:p>Ground</text:p>
                <draw:g>
                  <svg:desc>All.L1:All.L1</svg:desc>
                </draw:g>
              </table:table-cell>
              <table:table-cell office:value-type="string">
                <text:p>Ice</text:p>
                <draw:g>
                  <svg:desc>All.M1:All.M1</svg:desc>
                </draw:g>
              </table:table-cell>
              <table:table-cell office:value-type="string">
                <text:p>Normal</text:p>
                <draw:g>
                  <svg:desc>All.N1:All.N1</svg:desc>
                </draw:g>
              </table:table-cell>
              <table:table-cell office:value-type="string">
                <text:p>Poison</text:p>
                <draw:g>
                  <svg:desc>All.O1:All.O1</svg:desc>
                </draw:g>
              </table:table-cell>
              <table:table-cell office:value-type="string">
                <text:p>Psychic</text:p>
                <draw:g>
                  <svg:desc>All.P1:All.P1</svg:desc>
                </draw:g>
              </table:table-cell>
              <table:table-cell office:value-type="string">
                <text:p>Rock</text:p>
                <draw:g>
                  <svg:desc>All.Q1:All.Q1</svg:desc>
                </draw:g>
              </table:table-cell>
              <table:table-cell office:value-type="string">
                <text:p>Steel</text:p>
                <draw:g>
                  <svg:desc>All.R1:All.R1</svg:desc>
                </draw:g>
              </table:table-cell>
              <table:table-cell office:value-type="string">
                <text:p>Water</text:p>
                <draw:g>
                  <svg:desc>All.S1:All.S1</svg:desc>
                </draw:g>
              </table:table-cell>
              <table:table-cell office:value-type="string">
                <text:p>All</text:p>
                <draw:g>
                  <svg:desc>All.T1:All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+</text:p>
                <draw:g>
                  <svg:desc>All.A2:All.A7</svg:desc>
                </draw:g>
              </table:table-cell>
              <table:table-cell office:value-type="float" office:value="1">
                <text:p>1</text:p>
                <draw:g>
                  <svg:desc>All.B2:All.B7</svg:desc>
                </draw:g>
              </table:table-cell>
              <table:table-cell office:value-type="float" office:value="1">
                <text:p>1</text:p>
                <draw:g>
                  <svg:desc>All.C2:All.C7</svg:desc>
                </draw:g>
              </table:table-cell>
              <table:table-cell office:value-type="float" office:value="1">
                <text:p>1</text:p>
                <draw:g>
                  <svg:desc>All.D2:All.D7</svg:desc>
                </draw:g>
              </table:table-cell>
              <table:table-cell office:value-type="float" office:value="1">
                <text:p>1</text:p>
                <draw:g>
                  <svg:desc>All.E2:All.E7</svg:desc>
                </draw:g>
              </table:table-cell>
              <table:table-cell office:value-type="float" office:value="1">
                <text:p>1</text:p>
                <draw:g>
                  <svg:desc>All.F2:All.F7</svg:desc>
                </draw:g>
              </table:table-cell>
              <table:table-cell office:value-type="float" office:value="1">
                <text:p>1</text:p>
                <draw:g>
                  <svg:desc>All.G2:All.G7</svg:desc>
                </draw:g>
              </table:table-cell>
              <table:table-cell office:value-type="float" office:value="1">
                <text:p>1</text:p>
                <draw:g>
                  <svg:desc>All.H2:All.H7</svg:desc>
                </draw:g>
              </table:table-cell>
              <table:table-cell office:value-type="float" office:value="1">
                <text:p>1</text:p>
                <draw:g>
                  <svg:desc>All.I2:All.I7</svg:desc>
                </draw:g>
              </table:table-cell>
              <table:table-cell office:value-type="float" office:value="1">
                <text:p>1</text:p>
                <draw:g>
                  <svg:desc>All.J2:All.J7</svg:desc>
                </draw:g>
              </table:table-cell>
              <table:table-cell office:value-type="float" office:value="1">
                <text:p>1</text:p>
                <draw:g>
                  <svg:desc>All.K2:All.K7</svg:desc>
                </draw:g>
              </table:table-cell>
              <table:table-cell office:value-type="float" office:value="1">
                <text:p>1</text:p>
                <draw:g>
                  <svg:desc>All.L2:All.L7</svg:desc>
                </draw:g>
              </table:table-cell>
              <table:table-cell office:value-type="float" office:value="1">
                <text:p>1</text:p>
                <draw:g>
                  <svg:desc>All.M2:All.M7</svg:desc>
                </draw:g>
              </table:table-cell>
              <table:table-cell office:value-type="float" office:value="1">
                <text:p>1</text:p>
                <draw:g>
                  <svg:desc>All.N2:All.N7</svg:desc>
                </draw:g>
              </table:table-cell>
              <table:table-cell office:value-type="float" office:value="1">
                <text:p>1</text:p>
                <draw:g>
                  <svg:desc>All.O2:All.O7</svg:desc>
                </draw:g>
              </table:table-cell>
              <table:table-cell office:value-type="float" office:value="1">
                <text:p>1</text:p>
                <draw:g>
                  <svg:desc>All.P2:All.P7</svg:desc>
                </draw:g>
              </table:table-cell>
              <table:table-cell office:value-type="float" office:value="1">
                <text:p>1</text:p>
                <draw:g>
                  <svg:desc>All.Q2:All.Q7</svg:desc>
                </draw:g>
              </table:table-cell>
              <table:table-cell office:value-type="float" office:value="1">
                <text:p>1</text:p>
                <draw:g>
                  <svg:desc>All.R2:All.R7</svg:desc>
                </draw:g>
              </table:table-cell>
              <table:table-cell office:value-type="float" office:value="1">
                <text:p>1</text:p>
                <draw:g>
                  <svg:desc>All.S2:All.S7</svg:desc>
                </draw:g>
              </table:table-cell>
              <table:table-cell office:value-type="float" office:value="1">
                <text:p>1</text:p>
                <draw:g>
                  <svg:desc>All.T2:All.T7</svg:desc>
                </draw:g>
              </table:table-cell>
            </table:table-row>
            <table:table-row>
              <table:table-cell office:value-type="string">
                <text:p>NU+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625">
                <text:p>0.625</text:p>
              </table:table-cell>
              <table:table-cell office:value-type="float" office:value="0.86046511627907">
                <text:p>0.86046511627907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6875">
                <text:p>0.6875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382352941176471">
                <text:p>0.38235294117647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0.6">
                <text:p>0.6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804878048780488">
                <text:p>0.804878048780488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RU+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72093023255814">
                <text:p>0.72093023255814</text:p>
              </table:table-cell>
              <table:table-cell office:value-type="float" office:value="0.405405405405405">
                <text:p>0.405405405405405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59375">
                <text:p>0.59375</text:p>
              </table:table-cell>
              <table:table-cell office:value-type="float" office:value="0.54">
                <text:p>0.5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707317073170732">
                <text:p>0.707317073170732</text:p>
              </table:table-cell>
              <table:table-cell office:value-type="float" office:value="0.435483870967742">
                <text:p>0.435483870967742</text:p>
              </table:table-cell>
              <table:table-cell office:value-type="float" office:value="0.436781609195402">
                <text:p>0.436781609195402</text:p>
              </table:table-cell>
            </table:table-row>
            <table:table-row>
              <table:table-cell office:value-type="string">
                <text:p>UU+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375">
                <text:p>0.375</text:p>
              </table:table-cell>
              <table:table-cell office:value-type="float" office:value="0.604651162790698">
                <text:p>0.604651162790698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75">
                <text:p>0.46875</text:p>
              </table:table-cell>
              <table:table-cell office:value-type="float" office:value="0.44">
                <text:p>0.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4">
                <text:p>0.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317241379310345">
                <text:p>0.317241379310345</text:p>
              </table:table-cell>
            </table:table-row>
            <table:table-row>
              <table:table-cell office:value-type="string">
                <text:p>OU+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875">
                <text:p>0.1875</text:p>
              </table:table-cell>
              <table:table-cell office:value-type="float" office:value="0.511627906976744">
                <text:p>0.511627906976744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3125">
                <text:p>0.3125</text:p>
              </table:table-cell>
              <table:table-cell office:value-type="float" office:value="0.3">
                <text:p>0.3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211494252873563">
                <text:p>0.211494252873563</text:p>
              </table:table-cell>
            </table:table-row>
            <table:table-row>
              <table:table-cell office:value-type="string">
                <text:p>Ubers+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625">
                <text:p>0.0625</text:p>
              </table:table-cell>
              <table:table-cell office:value-type="float" office:value="0.348837209302326">
                <text:p>0.34883720930232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">
                <text:p>0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96551724137931">
                <text:p>0.096551724137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a8b820" draw:fill-color="#a8b8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05848" draw:fill-color="#705848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038f8" draw:fill-color="#7038f8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8d030" draw:fill-color="#f8d03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e99ac" draw:fill-color="#ee99a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c03028" draw:fill-color="#c0302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08030" draw:fill-color="#f0803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890f0" draw:fill-color="#a890f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705898" draw:fill-color="#705898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8c850" draw:fill-color="#78c85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0c068" draw:fill-color="#e0c068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98d8d8" draw:fill-color="#98d8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a8a878" draw:fill-color="#a8a878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040a0" draw:fill-color="#a040a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85888" draw:fill-color="#f85888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a038" draw:fill-color="#b8a038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8b8d0" draw:fill-color="#b8b8d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890f0" draw:fill-color="#6890f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4.03cm" svg:height="13.517cm" xlink:href=".." xlink:type="simple" chart:class="chart:line" chart:style-name="ch1">
        <chart:legend chart:legend-position="end" svg:x="20.651cm" svg:y="2.053cm" style:legend-expansion="high" chart:style-name="ch2"/>
        <chart:plot-area chart:style-name="ch3" table:cell-range-address="'No Restricted'.A1:'No Restricted'.T7" chart:data-source-has-labels="both" svg:x="0.48cm" svg:y="0.27cm" svg:width="19.691cm" svg:height="12.977cm">
          <chart:coordinate-region svg:x="1.225cm" svg:y="0.466cm" svg:width="18.371cm" svg:height="12.142cm"/>
          <chart:axis chart:dimension="x" chart:name="primary-x" chart:style-name="ch4" chartooo:axis-type="auto">
            <chartooo:date-scale/>
            <chart:categories table:cell-range-address="'No Restricted'.A2:'No Restricted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 Restricted'.B2:'No Restricted'.B7" chart:label-cell-address="'No Restricted'.B1:'No Restricted'.B1" chart:class="chart:line">
            <chart:data-point chart:repeated="6"/>
          </chart:series>
          <chart:series chart:style-name="ch7" chart:values-cell-range-address="'No Restricted'.C2:'No Restricted'.C7" chart:label-cell-address="'No Restricted'.C1:'No Restricted'.C1" chart:class="chart:line">
            <chart:data-point chart:repeated="6"/>
          </chart:series>
          <chart:series chart:style-name="ch8" chart:values-cell-range-address="'No Restricted'.D2:'No Restricted'.D7" chart:label-cell-address="'No Restricted'.D1:'No Restricted'.D1" chart:class="chart:line">
            <chart:data-point chart:repeated="6"/>
          </chart:series>
          <chart:series chart:style-name="ch9" chart:values-cell-range-address="'No Restricted'.E2:'No Restricted'.E7" chart:label-cell-address="'No Restricted'.E1:'No Restricted'.E1" chart:class="chart:line">
            <chart:data-point chart:repeated="6"/>
          </chart:series>
          <chart:series chart:style-name="ch10" chart:values-cell-range-address="'No Restricted'.F2:'No Restricted'.F7" chart:label-cell-address="'No Restricted'.F1:'No Restricted'.F1" chart:class="chart:line">
            <chart:data-point chart:repeated="6"/>
          </chart:series>
          <chart:series chart:style-name="ch11" chart:values-cell-range-address="'No Restricted'.G2:'No Restricted'.G7" chart:label-cell-address="'No Restricted'.G1:'No Restricted'.G1" chart:class="chart:line">
            <chart:data-point chart:repeated="6"/>
          </chart:series>
          <chart:series chart:style-name="ch12" chart:values-cell-range-address="'No Restricted'.H2:'No Restricted'.H7" chart:label-cell-address="'No Restricted'.H1:'No Restricted'.H1" chart:class="chart:line">
            <chart:data-point chart:repeated="6"/>
          </chart:series>
          <chart:series chart:style-name="ch13" chart:values-cell-range-address="'No Restricted'.I2:'No Restricted'.I7" chart:label-cell-address="'No Restricted'.I1:'No Restricted'.I1" chart:class="chart:line">
            <chart:data-point chart:repeated="6"/>
          </chart:series>
          <chart:series chart:style-name="ch14" chart:values-cell-range-address="'No Restricted'.J2:'No Restricted'.J7" chart:label-cell-address="'No Restricted'.J1:'No Restricted'.J1" chart:class="chart:line">
            <chart:data-point chart:repeated="6"/>
          </chart:series>
          <chart:series chart:style-name="ch15" chart:values-cell-range-address="'No Restricted'.K2:'No Restricted'.K7" chart:label-cell-address="'No Restricted'.K1:'No Restricted'.K1" chart:class="chart:line">
            <chart:data-point chart:repeated="6"/>
          </chart:series>
          <chart:series chart:style-name="ch16" chart:values-cell-range-address="'No Restricted'.L2:'No Restricted'.L7" chart:label-cell-address="'No Restricted'.L1:'No Restricted'.L1" chart:class="chart:line">
            <chart:data-point chart:repeated="6"/>
          </chart:series>
          <chart:series chart:style-name="ch17" chart:values-cell-range-address="'No Restricted'.M2:'No Restricted'.M7" chart:label-cell-address="'No Restricted'.M1:'No Restricted'.M1" chart:class="chart:line">
            <chart:data-point chart:repeated="6"/>
          </chart:series>
          <chart:series chart:style-name="ch18" chart:values-cell-range-address="'No Restricted'.N2:'No Restricted'.N7" chart:label-cell-address="'No Restricted'.N1:'No Restricted'.N1" chart:class="chart:line">
            <chart:data-point chart:repeated="6"/>
          </chart:series>
          <chart:series chart:style-name="ch19" chart:values-cell-range-address="'No Restricted'.O2:'No Restricted'.O7" chart:label-cell-address="'No Restricted'.O1:'No Restricted'.O1" chart:class="chart:line">
            <chart:data-point chart:repeated="6"/>
          </chart:series>
          <chart:series chart:style-name="ch20" chart:values-cell-range-address="'No Restricted'.P2:'No Restricted'.P7" chart:label-cell-address="'No Restricted'.P1:'No Restricted'.P1" chart:class="chart:line">
            <chart:data-point chart:repeated="6"/>
          </chart:series>
          <chart:series chart:style-name="ch21" chart:values-cell-range-address="'No Restricted'.Q2:'No Restricted'.Q7" chart:label-cell-address="'No Restricted'.Q1:'No Restricted'.Q1" chart:class="chart:line">
            <chart:data-point chart:repeated="6"/>
          </chart:series>
          <chart:series chart:style-name="ch22" chart:values-cell-range-address="'No Restricted'.R2:'No Restricted'.R7" chart:label-cell-address="'No Restricted'.R1:'No Restricted'.R1" chart:class="chart:line">
            <chart:data-point chart:repeated="6"/>
          </chart:series>
          <chart:series chart:style-name="ch23" chart:values-cell-range-address="'No Restricted'.S2:'No Restricted'.S7" chart:label-cell-address="'No Restricted'.S1:'No Restricted'.S1" chart:class="chart:line">
            <chart:data-point chart:repeated="6"/>
          </chart:series>
          <chart:series chart:style-name="ch24" chart:values-cell-range-address="'No Restricted'.T2:'No Restricted'.T7" chart:label-cell-address="'No Restricted'.T1:'No Restricted'.T1" chart:class="chart:line">
            <chart:data-point chart:repeated="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</text:p>
                <draw:g>
                  <svg:desc>'No Restricted'.B1:'No Restricted'.B1</svg:desc>
                </draw:g>
              </table:table-cell>
              <table:table-cell office:value-type="string">
                <text:p>Dark</text:p>
                <draw:g>
                  <svg:desc>'No Restricted'.C1:'No Restricted'.C1</svg:desc>
                </draw:g>
              </table:table-cell>
              <table:table-cell office:value-type="string">
                <text:p>Dragon</text:p>
                <draw:g>
                  <svg:desc>'No Restricted'.D1:'No Restricted'.D1</svg:desc>
                </draw:g>
              </table:table-cell>
              <table:table-cell office:value-type="string">
                <text:p>Electric</text:p>
                <draw:g>
                  <svg:desc>'No Restricted'.E1:'No Restricted'.E1</svg:desc>
                </draw:g>
              </table:table-cell>
              <table:table-cell office:value-type="string">
                <text:p>Fairy</text:p>
                <draw:g>
                  <svg:desc>'No Restricted'.F1:'No Restricted'.F1</svg:desc>
                </draw:g>
              </table:table-cell>
              <table:table-cell office:value-type="string">
                <text:p>Fighting</text:p>
                <draw:g>
                  <svg:desc>'No Restricted'.G1:'No Restricted'.G1</svg:desc>
                </draw:g>
              </table:table-cell>
              <table:table-cell office:value-type="string">
                <text:p>Fire</text:p>
                <draw:g>
                  <svg:desc>'No Restricted'.H1:'No Restricted'.H1</svg:desc>
                </draw:g>
              </table:table-cell>
              <table:table-cell office:value-type="string">
                <text:p>Flying</text:p>
                <draw:g>
                  <svg:desc>'No Restricted'.I1:'No Restricted'.I1</svg:desc>
                </draw:g>
              </table:table-cell>
              <table:table-cell office:value-type="string">
                <text:p>Ghost</text:p>
                <draw:g>
                  <svg:desc>'No Restricted'.J1:'No Restricted'.J1</svg:desc>
                </draw:g>
              </table:table-cell>
              <table:table-cell office:value-type="string">
                <text:p>Grass</text:p>
                <draw:g>
                  <svg:desc>'No Restricted'.K1:'No Restricted'.K1</svg:desc>
                </draw:g>
              </table:table-cell>
              <table:table-cell office:value-type="string">
                <text:p>Ground</text:p>
                <draw:g>
                  <svg:desc>'No Restricted'.L1:'No Restricted'.L1</svg:desc>
                </draw:g>
              </table:table-cell>
              <table:table-cell office:value-type="string">
                <text:p>Ice</text:p>
                <draw:g>
                  <svg:desc>'No Restricted'.M1:'No Restricted'.M1</svg:desc>
                </draw:g>
              </table:table-cell>
              <table:table-cell office:value-type="string">
                <text:p>Normal</text:p>
                <draw:g>
                  <svg:desc>'No Restricted'.N1:'No Restricted'.N1</svg:desc>
                </draw:g>
              </table:table-cell>
              <table:table-cell office:value-type="string">
                <text:p>Poison</text:p>
                <draw:g>
                  <svg:desc>'No Restricted'.O1:'No Restricted'.O1</svg:desc>
                </draw:g>
              </table:table-cell>
              <table:table-cell office:value-type="string">
                <text:p>Psychic</text:p>
                <draw:g>
                  <svg:desc>'No Restricted'.P1:'No Restricted'.P1</svg:desc>
                </draw:g>
              </table:table-cell>
              <table:table-cell office:value-type="string">
                <text:p>Rock</text:p>
                <draw:g>
                  <svg:desc>'No Restricted'.Q1:'No Restricted'.Q1</svg:desc>
                </draw:g>
              </table:table-cell>
              <table:table-cell office:value-type="string">
                <text:p>Steel</text:p>
                <draw:g>
                  <svg:desc>'No Restricted'.R1:'No Restricted'.R1</svg:desc>
                </draw:g>
              </table:table-cell>
              <table:table-cell office:value-type="string">
                <text:p>Water</text:p>
                <draw:g>
                  <svg:desc>'No Restricted'.S1:'No Restricted'.S1</svg:desc>
                </draw:g>
              </table:table-cell>
              <table:table-cell office:value-type="string">
                <text:p>All</text:p>
                <draw:g>
                  <svg:desc>'No Restricted'.T1:'No Restricted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No Restricted'.A2:'No Restricted'.A7</svg:desc>
                </draw:g>
              </table:table-cell>
              <table:table-cell office:value-type="float" office:value="1">
                <text:p>1</text:p>
                <draw:g>
                  <svg:desc>'No Restricted'.B2:'No Restricted'.B7</svg:desc>
                </draw:g>
              </table:table-cell>
              <table:table-cell office:value-type="float" office:value="1">
                <text:p>1</text:p>
                <draw:g>
                  <svg:desc>'No Restricted'.C2:'No Restricted'.C7</svg:desc>
                </draw:g>
              </table:table-cell>
              <table:table-cell office:value-type="float" office:value="1">
                <text:p>1</text:p>
                <draw:g>
                  <svg:desc>'No Restricted'.D2:'No Restricted'.D7</svg:desc>
                </draw:g>
              </table:table-cell>
              <table:table-cell office:value-type="float" office:value="1">
                <text:p>1</text:p>
                <draw:g>
                  <svg:desc>'No Restricted'.E2:'No Restricted'.E7</svg:desc>
                </draw:g>
              </table:table-cell>
              <table:table-cell office:value-type="float" office:value="1">
                <text:p>1</text:p>
                <draw:g>
                  <svg:desc>'No Restricted'.F2:'No Restricted'.F7</svg:desc>
                </draw:g>
              </table:table-cell>
              <table:table-cell office:value-type="float" office:value="1">
                <text:p>1</text:p>
                <draw:g>
                  <svg:desc>'No Restricted'.G2:'No Restricted'.G7</svg:desc>
                </draw:g>
              </table:table-cell>
              <table:table-cell office:value-type="float" office:value="1">
                <text:p>1</text:p>
                <draw:g>
                  <svg:desc>'No Restricted'.H2:'No Restricted'.H7</svg:desc>
                </draw:g>
              </table:table-cell>
              <table:table-cell office:value-type="float" office:value="1">
                <text:p>1</text:p>
                <draw:g>
                  <svg:desc>'No Restricted'.I2:'No Restricted'.I7</svg:desc>
                </draw:g>
              </table:table-cell>
              <table:table-cell office:value-type="float" office:value="1">
                <text:p>1</text:p>
                <draw:g>
                  <svg:desc>'No Restricted'.J2:'No Restricted'.J7</svg:desc>
                </draw:g>
              </table:table-cell>
              <table:table-cell office:value-type="float" office:value="1">
                <text:p>1</text:p>
                <draw:g>
                  <svg:desc>'No Restricted'.K2:'No Restricted'.K7</svg:desc>
                </draw:g>
              </table:table-cell>
              <table:table-cell office:value-type="float" office:value="1">
                <text:p>1</text:p>
                <draw:g>
                  <svg:desc>'No Restricted'.L2:'No Restricted'.L7</svg:desc>
                </draw:g>
              </table:table-cell>
              <table:table-cell office:value-type="float" office:value="1">
                <text:p>1</text:p>
                <draw:g>
                  <svg:desc>'No Restricted'.M2:'No Restricted'.M7</svg:desc>
                </draw:g>
              </table:table-cell>
              <table:table-cell office:value-type="float" office:value="1">
                <text:p>1</text:p>
                <draw:g>
                  <svg:desc>'No Restricted'.N2:'No Restricted'.N7</svg:desc>
                </draw:g>
              </table:table-cell>
              <table:table-cell office:value-type="float" office:value="1">
                <text:p>1</text:p>
                <draw:g>
                  <svg:desc>'No Restricted'.O2:'No Restricted'.O7</svg:desc>
                </draw:g>
              </table:table-cell>
              <table:table-cell office:value-type="float" office:value="1">
                <text:p>1</text:p>
                <draw:g>
                  <svg:desc>'No Restricted'.P2:'No Restricted'.P7</svg:desc>
                </draw:g>
              </table:table-cell>
              <table:table-cell office:value-type="float" office:value="1">
                <text:p>1</text:p>
                <draw:g>
                  <svg:desc>'No Restricted'.Q2:'No Restricted'.Q7</svg:desc>
                </draw:g>
              </table:table-cell>
              <table:table-cell office:value-type="float" office:value="1">
                <text:p>1</text:p>
                <draw:g>
                  <svg:desc>'No Restricted'.R2:'No Restricted'.R7</svg:desc>
                </draw:g>
              </table:table-cell>
              <table:table-cell office:value-type="float" office:value="1">
                <text:p>1</text:p>
                <draw:g>
                  <svg:desc>'No Restricted'.S2:'No Restricted'.S7</svg:desc>
                </draw:g>
              </table:table-cell>
              <table:table-cell office:value-type="float" office:value="1">
                <text:p>1</text:p>
                <draw:g>
                  <svg:desc>'No Restricted'.T2:'No Restricted'.T7</svg:desc>
                </draw:g>
              </table:table-cell>
            </table:table-row>
            <table:table-row>
              <table:table-cell office:value-type="string">
                <text:p>PUBL+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59375">
                <text:p>0.5937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0.45">
                <text:p>0.4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3">
                <text:p>0.3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54">
                <text:p>0.54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7412935323383">
                <text:p>0.517412935323383</text:p>
              </table:table-cell>
            </table:table-row>
            <table:table-row>
              <table:table-cell office:value-type="string">
                <text:p>NUBL+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5">
                <text:p>0.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25">
                <text:p>0.25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44">
                <text:p>0.4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93034825870647">
                <text:p>0.393034825870647</text:p>
              </table:table-cell>
            </table:table-row>
            <table:table-row>
              <table:table-cell office:value-type="string">
                <text:p>RUBL+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125">
                <text:p>0.3125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2">
                <text:p>0.2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2">
                <text:p>0.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28">
                <text:p>0.28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3681592039801">
                <text:p>0.263681592039801</text:p>
              </table:table-cell>
            </table:table-row>
            <table:table-row>
              <table:table-cell office:value-type="string">
                <text:p>UUBL+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875">
                <text:p>0.1875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075">
                <text:p>0.075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6">
                <text:p>0.1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4228855721393">
                <text:p>0.154228855721393</text:p>
              </table:table-cell>
            </table:table-row>
            <table:table-row>
              <table:table-cell office:value-type="string">
                <text:p>Ubers+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">
                <text:p>0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98507462686567">
                <text:p>0.0298507462686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a8b820" draw:fill-color="#a8b8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05848" draw:fill-color="#705848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038f8" draw:fill-color="#7038f8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8d030" draw:fill-color="#f8d03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e99ac" draw:fill-color="#ee99a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c03028" draw:fill-color="#c0302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08030" draw:fill-color="#f0803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890f0" draw:fill-color="#a890f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705898" draw:fill-color="#705898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8c850" draw:fill-color="#78c85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0c068" draw:fill-color="#e0c068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98d8d8" draw:fill-color="#98d8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a8a878" draw:fill-color="#a8a878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040a0" draw:fill-color="#a040a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85888" draw:fill-color="#f85888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a038" draw:fill-color="#b8a038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8b8d0" draw:fill-color="#b8b8d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890f0" draw:fill-color="#6890f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4.03cm" svg:height="13.517cm" xlink:href=".." xlink:type="simple" chart:class="chart:line" chart:style-name="ch1">
        <chart:legend chart:legend-position="end" svg:x="20.651cm" svg:y="2.053cm" style:legend-expansion="high" chart:style-name="ch2"/>
        <chart:plot-area chart:style-name="ch3" table:cell-range-address="'No Special'.A2:'No Special'.T7 'No Special'.B1:'No Special'.T1" chart:data-source-has-labels="both" svg:x="0.48cm" svg:y="0.27cm" svg:width="19.691cm" svg:height="12.977cm">
          <chart:coordinate-region svg:x="1.225cm" svg:y="0.466cm" svg:width="18.371cm" svg:height="12.142cm"/>
          <chart:axis chart:dimension="x" chart:name="primary-x" chart:style-name="ch4" chartooo:axis-type="auto">
            <chartooo:date-scale/>
            <chart:categories table:cell-range-address="'No Special'.A2:'No Special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 Special'.B2:'No Special'.B7" chart:label-cell-address="'No Special'.B1:'No Special'.B1" chart:class="chart:line">
            <chart:data-point chart:repeated="6"/>
          </chart:series>
          <chart:series chart:style-name="ch7" chart:values-cell-range-address="'No Special'.C2:'No Special'.C7" chart:label-cell-address="'No Special'.C1:'No Special'.C1" chart:class="chart:line">
            <chart:data-point chart:repeated="6"/>
          </chart:series>
          <chart:series chart:style-name="ch8" chart:values-cell-range-address="'No Special'.D2:'No Special'.D7" chart:label-cell-address="'No Special'.D1:'No Special'.D1" chart:class="chart:line">
            <chart:data-point chart:repeated="6"/>
          </chart:series>
          <chart:series chart:style-name="ch9" chart:values-cell-range-address="'No Special'.E2:'No Special'.E7" chart:label-cell-address="'No Special'.E1:'No Special'.E1" chart:class="chart:line">
            <chart:data-point chart:repeated="6"/>
          </chart:series>
          <chart:series chart:style-name="ch10" chart:values-cell-range-address="'No Special'.F2:'No Special'.F7" chart:label-cell-address="'No Special'.F1:'No Special'.F1" chart:class="chart:line">
            <chart:data-point chart:repeated="6"/>
          </chart:series>
          <chart:series chart:style-name="ch11" chart:values-cell-range-address="'No Special'.G2:'No Special'.G7" chart:label-cell-address="'No Special'.G1:'No Special'.G1" chart:class="chart:line">
            <chart:data-point chart:repeated="6"/>
          </chart:series>
          <chart:series chart:style-name="ch12" chart:values-cell-range-address="'No Special'.H2:'No Special'.H7" chart:label-cell-address="'No Special'.H1:'No Special'.H1" chart:class="chart:line">
            <chart:data-point chart:repeated="6"/>
          </chart:series>
          <chart:series chart:style-name="ch13" chart:values-cell-range-address="'No Special'.I2:'No Special'.I7" chart:label-cell-address="'No Special'.I1:'No Special'.I1" chart:class="chart:line">
            <chart:data-point chart:repeated="6"/>
          </chart:series>
          <chart:series chart:style-name="ch14" chart:values-cell-range-address="'No Special'.J2:'No Special'.J7" chart:label-cell-address="'No Special'.J1:'No Special'.J1" chart:class="chart:line">
            <chart:data-point chart:repeated="6"/>
          </chart:series>
          <chart:series chart:style-name="ch15" chart:values-cell-range-address="'No Special'.K2:'No Special'.K7" chart:label-cell-address="'No Special'.K1:'No Special'.K1" chart:class="chart:line">
            <chart:data-point chart:repeated="6"/>
          </chart:series>
          <chart:series chart:style-name="ch16" chart:values-cell-range-address="'No Special'.L2:'No Special'.L7" chart:label-cell-address="'No Special'.L1:'No Special'.L1" chart:class="chart:line">
            <chart:data-point chart:repeated="6"/>
          </chart:series>
          <chart:series chart:style-name="ch17" chart:values-cell-range-address="'No Special'.M2:'No Special'.M7" chart:label-cell-address="'No Special'.M1:'No Special'.M1" chart:class="chart:line">
            <chart:data-point chart:repeated="6"/>
          </chart:series>
          <chart:series chart:style-name="ch18" chart:values-cell-range-address="'No Special'.N2:'No Special'.N7" chart:label-cell-address="'No Special'.N1:'No Special'.N1" chart:class="chart:line">
            <chart:data-point chart:repeated="6"/>
          </chart:series>
          <chart:series chart:style-name="ch19" chart:values-cell-range-address="'No Special'.O2:'No Special'.O7" chart:label-cell-address="'No Special'.O1:'No Special'.O1" chart:class="chart:line">
            <chart:data-point chart:repeated="6"/>
          </chart:series>
          <chart:series chart:style-name="ch20" chart:values-cell-range-address="'No Special'.P2:'No Special'.P7" chart:label-cell-address="'No Special'.P1:'No Special'.P1" chart:class="chart:line">
            <chart:data-point chart:repeated="6"/>
          </chart:series>
          <chart:series chart:style-name="ch21" chart:values-cell-range-address="'No Special'.Q2:'No Special'.Q7" chart:label-cell-address="'No Special'.Q1:'No Special'.Q1" chart:class="chart:line">
            <chart:data-point chart:repeated="6"/>
          </chart:series>
          <chart:series chart:style-name="ch22" chart:values-cell-range-address="'No Special'.R2:'No Special'.R7" chart:label-cell-address="'No Special'.R1:'No Special'.R1" chart:class="chart:line">
            <chart:data-point chart:repeated="6"/>
          </chart:series>
          <chart:series chart:style-name="ch23" chart:values-cell-range-address="'No Special'.S2:'No Special'.S7" chart:label-cell-address="'No Special'.S1:'No Special'.S1" chart:class="chart:line">
            <chart:data-point chart:repeated="6"/>
          </chart:series>
          <chart:series chart:style-name="ch24" chart:values-cell-range-address="'No Special'.T2:'No Special'.T7" chart:label-cell-address="'No Special'.T1:'No Special'.T1" chart:class="chart:line">
            <chart:data-point chart:repeated="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</text:p>
                <draw:g>
                  <svg:desc>'No Special'.B1:'No Special'.B1</svg:desc>
                </draw:g>
              </table:table-cell>
              <table:table-cell office:value-type="string">
                <text:p>Dark</text:p>
                <draw:g>
                  <svg:desc>'No Special'.C1:'No Special'.C1</svg:desc>
                </draw:g>
              </table:table-cell>
              <table:table-cell office:value-type="string">
                <text:p>Dragon</text:p>
                <draw:g>
                  <svg:desc>'No Special'.D1:'No Special'.D1</svg:desc>
                </draw:g>
              </table:table-cell>
              <table:table-cell office:value-type="string">
                <text:p>Electric</text:p>
                <draw:g>
                  <svg:desc>'No Special'.E1:'No Special'.E1</svg:desc>
                </draw:g>
              </table:table-cell>
              <table:table-cell office:value-type="string">
                <text:p>Fairy</text:p>
                <draw:g>
                  <svg:desc>'No Special'.F1:'No Special'.F1</svg:desc>
                </draw:g>
              </table:table-cell>
              <table:table-cell office:value-type="string">
                <text:p>Fighting</text:p>
                <draw:g>
                  <svg:desc>'No Special'.G1:'No Special'.G1</svg:desc>
                </draw:g>
              </table:table-cell>
              <table:table-cell office:value-type="string">
                <text:p>Fire</text:p>
                <draw:g>
                  <svg:desc>'No Special'.H1:'No Special'.H1</svg:desc>
                </draw:g>
              </table:table-cell>
              <table:table-cell office:value-type="string">
                <text:p>Flying</text:p>
                <draw:g>
                  <svg:desc>'No Special'.I1:'No Special'.I1</svg:desc>
                </draw:g>
              </table:table-cell>
              <table:table-cell office:value-type="string">
                <text:p>Ghost</text:p>
                <draw:g>
                  <svg:desc>'No Special'.J1:'No Special'.J1</svg:desc>
                </draw:g>
              </table:table-cell>
              <table:table-cell office:value-type="string">
                <text:p>Grass</text:p>
                <draw:g>
                  <svg:desc>'No Special'.K1:'No Special'.K1</svg:desc>
                </draw:g>
              </table:table-cell>
              <table:table-cell office:value-type="string">
                <text:p>Ground</text:p>
                <draw:g>
                  <svg:desc>'No Special'.L1:'No Special'.L1</svg:desc>
                </draw:g>
              </table:table-cell>
              <table:table-cell office:value-type="string">
                <text:p>Ice</text:p>
                <draw:g>
                  <svg:desc>'No Special'.M1:'No Special'.M1</svg:desc>
                </draw:g>
              </table:table-cell>
              <table:table-cell office:value-type="string">
                <text:p>Normal</text:p>
                <draw:g>
                  <svg:desc>'No Special'.N1:'No Special'.N1</svg:desc>
                </draw:g>
              </table:table-cell>
              <table:table-cell office:value-type="string">
                <text:p>Poison</text:p>
                <draw:g>
                  <svg:desc>'No Special'.O1:'No Special'.O1</svg:desc>
                </draw:g>
              </table:table-cell>
              <table:table-cell office:value-type="string">
                <text:p>Psychic</text:p>
                <draw:g>
                  <svg:desc>'No Special'.P1:'No Special'.P1</svg:desc>
                </draw:g>
              </table:table-cell>
              <table:table-cell office:value-type="string">
                <text:p>Rock</text:p>
                <draw:g>
                  <svg:desc>'No Special'.Q1:'No Special'.Q1</svg:desc>
                </draw:g>
              </table:table-cell>
              <table:table-cell office:value-type="string">
                <text:p>Steel</text:p>
                <draw:g>
                  <svg:desc>'No Special'.R1:'No Special'.R1</svg:desc>
                </draw:g>
              </table:table-cell>
              <table:table-cell office:value-type="string">
                <text:p>Water</text:p>
                <draw:g>
                  <svg:desc>'No Special'.S1:'No Special'.S1</svg:desc>
                </draw:g>
              </table:table-cell>
              <table:table-cell office:value-type="string">
                <text:p>All</text:p>
                <draw:g>
                  <svg:desc>'No Special'.T1:'No Special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+</text:p>
                <draw:g>
                  <svg:desc>'No Special'.A2:'No Special'.A7</svg:desc>
                </draw:g>
              </table:table-cell>
              <table:table-cell office:value-type="float" office:value="1">
                <text:p>1</text:p>
                <draw:g>
                  <svg:desc>'No Special'.B2:'No Special'.B7</svg:desc>
                </draw:g>
              </table:table-cell>
              <table:table-cell office:value-type="float" office:value="1">
                <text:p>1</text:p>
                <draw:g>
                  <svg:desc>'No Special'.C2:'No Special'.C7</svg:desc>
                </draw:g>
              </table:table-cell>
              <table:table-cell office:value-type="float" office:value="1">
                <text:p>1</text:p>
                <draw:g>
                  <svg:desc>'No Special'.D2:'No Special'.D7</svg:desc>
                </draw:g>
              </table:table-cell>
              <table:table-cell office:value-type="float" office:value="1">
                <text:p>1</text:p>
                <draw:g>
                  <svg:desc>'No Special'.E2:'No Special'.E7</svg:desc>
                </draw:g>
              </table:table-cell>
              <table:table-cell office:value-type="float" office:value="1">
                <text:p>1</text:p>
                <draw:g>
                  <svg:desc>'No Special'.F2:'No Special'.F7</svg:desc>
                </draw:g>
              </table:table-cell>
              <table:table-cell office:value-type="float" office:value="1">
                <text:p>1</text:p>
                <draw:g>
                  <svg:desc>'No Special'.G2:'No Special'.G7</svg:desc>
                </draw:g>
              </table:table-cell>
              <table:table-cell office:value-type="float" office:value="1">
                <text:p>1</text:p>
                <draw:g>
                  <svg:desc>'No Special'.H2:'No Special'.H7</svg:desc>
                </draw:g>
              </table:table-cell>
              <table:table-cell office:value-type="float" office:value="1">
                <text:p>1</text:p>
                <draw:g>
                  <svg:desc>'No Special'.I2:'No Special'.I7</svg:desc>
                </draw:g>
              </table:table-cell>
              <table:table-cell office:value-type="float" office:value="1">
                <text:p>1</text:p>
                <draw:g>
                  <svg:desc>'No Special'.J2:'No Special'.J7</svg:desc>
                </draw:g>
              </table:table-cell>
              <table:table-cell office:value-type="float" office:value="1">
                <text:p>1</text:p>
                <draw:g>
                  <svg:desc>'No Special'.K2:'No Special'.K7</svg:desc>
                </draw:g>
              </table:table-cell>
              <table:table-cell office:value-type="float" office:value="1">
                <text:p>1</text:p>
                <draw:g>
                  <svg:desc>'No Special'.L2:'No Special'.L7</svg:desc>
                </draw:g>
              </table:table-cell>
              <table:table-cell office:value-type="float" office:value="1">
                <text:p>1</text:p>
                <draw:g>
                  <svg:desc>'No Special'.M2:'No Special'.M7</svg:desc>
                </draw:g>
              </table:table-cell>
              <table:table-cell office:value-type="float" office:value="1">
                <text:p>1</text:p>
                <draw:g>
                  <svg:desc>'No Special'.N2:'No Special'.N7</svg:desc>
                </draw:g>
              </table:table-cell>
              <table:table-cell office:value-type="float" office:value="1">
                <text:p>1</text:p>
                <draw:g>
                  <svg:desc>'No Special'.O2:'No Special'.O7</svg:desc>
                </draw:g>
              </table:table-cell>
              <table:table-cell office:value-type="float" office:value="1">
                <text:p>1</text:p>
                <draw:g>
                  <svg:desc>'No Special'.P2:'No Special'.P7</svg:desc>
                </draw:g>
              </table:table-cell>
              <table:table-cell office:value-type="float" office:value="1">
                <text:p>1</text:p>
                <draw:g>
                  <svg:desc>'No Special'.Q2:'No Special'.Q7</svg:desc>
                </draw:g>
              </table:table-cell>
              <table:table-cell office:value-type="float" office:value="1">
                <text:p>1</text:p>
                <draw:g>
                  <svg:desc>'No Special'.R2:'No Special'.R7</svg:desc>
                </draw:g>
              </table:table-cell>
              <table:table-cell office:value-type="float" office:value="1">
                <text:p>1</text:p>
                <draw:g>
                  <svg:desc>'No Special'.S2:'No Special'.S7</svg:desc>
                </draw:g>
              </table:table-cell>
              <table:table-cell office:value-type="float" office:value="1">
                <text:p>1</text:p>
                <draw:g>
                  <svg:desc>'No Special'.T2:'No Special'.T7</svg:desc>
                </draw:g>
              </table:table-cell>
            </table:table-row>
            <table:table-row>
              <table:table-cell office:value-type="string">
                <text:p>NU+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2">
                <text:p>0.52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53125">
                <text:p>0.53125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82352941176471">
                <text:p>0.3823529411764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4375">
                <text:p>0.4375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25">
                <text:p>0.25</text:p>
              </table:table-cell>
              <table:table-cell office:value-type="float" office:value="0.72">
                <text:p>0.7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75155279503106">
                <text:p>0.475155279503106</text:p>
              </table:table-cell>
            </table:table-row>
            <table:table-row>
              <table:table-cell office:value-type="string">
                <text:p>RU+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">
                <text:p>0.44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0.375">
                <text:p>0.37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1875">
                <text:p>0.21875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">
                <text:p>0.6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35403726708075">
                <text:p>0.335403726708075</text:p>
              </table:table-cell>
            </table:table-row>
            <table:table-row>
              <table:table-cell office:value-type="string">
                <text:p>UU+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">
                <text:p>0.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25">
                <text:p>0.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9375">
                <text:p>0.09375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36">
                <text:p>0.3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01863354037267">
                <text:p>0.201863354037267</text:p>
              </table:table-cell>
            </table:table-row>
            <table:table-row>
              <table:table-cell office:value-type="string">
                <text:p>OU+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">
                <text:p>0.08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03125">
                <text:p>0.03125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2">
                <text:p>0.2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993788819875776">
                <text:p>0.0993788819875776</text:p>
              </table:table-cell>
            </table:table-row>
            <table:table-row>
              <table:table-cell office:value-type="string">
                <text:p>Ubers+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24223602484472">
                <text:p>0.0124223602484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_20__28_Rounded_29_" draw:display-name="Dot (Rounded)" draw:style="round" draw:dots1="1" draw:dots1-length="1%" draw:distance="199%"/>
  </office:styles>
</office:document-styles>
</file>